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.35601" calcext:value-type="float">
            <text:p>95.35601</text:p>
          </table:table-cell>
          <table:table-cell office:value-type="float" office:value="100.232841" calcext:value-type="float">
            <text:p>100.232841</text:p>
          </table:table-cell>
          <table:table-cell table:number-columns-repeated="2"/>
          <table:table-cell table:formula="of:=AVERAGE([.C1];[.C9];[.C17])" office:value-type="float" office:value="100.212300333333" calcext:value-type="float">
            <text:p>100.21230033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8.66095" calcext:value-type="float">
            <text:p>98.66095</text:p>
          </table:table-cell>
          <table:table-cell office:value-type="float" office:value="84.077896" calcext:value-type="float">
            <text:p>84.077896</text:p>
          </table:table-cell>
          <table:table-cell table:number-columns-repeated="2"/>
          <table:table-cell table:formula="of:=AVERAGE([.C2];[.C10];[.C18])" office:value-type="float" office:value="83.1427103333333" calcext:value-type="float">
            <text:p>83.14271033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5.028992" calcext:value-type="float">
            <text:p>95.028992</text:p>
          </table:table-cell>
          <table:table-cell office:value-type="float" office:value="91.103371" calcext:value-type="float">
            <text:p>91.103371</text:p>
          </table:table-cell>
          <table:table-cell table:number-columns-repeated="2"/>
          <table:table-cell table:formula="of:=AVERAGE([.C3];[.C11];[.C19])" office:value-type="float" office:value="90.5953243333333" calcext:value-type="float">
            <text:p>90.59532433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1.335922" calcext:value-type="float">
            <text:p>91.335922</text:p>
          </table:table-cell>
          <table:table-cell office:value-type="float" office:value="88.514198" calcext:value-type="float">
            <text:p>88.514198</text:p>
          </table:table-cell>
          <table:table-cell table:number-columns-repeated="2"/>
          <table:table-cell table:formula="of:=AVERAGE([.C4];[.C12];[.C20])" office:value-type="float" office:value="87.83771" calcext:value-type="float">
            <text:p>87.8377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1.271301" calcext:value-type="float">
            <text:p>91.271301</text:p>
          </table:table-cell>
          <table:table-cell office:value-type="float" office:value="79.817856" calcext:value-type="float">
            <text:p>79.817856</text:p>
          </table:table-cell>
          <table:table-cell table:number-columns-repeated="2"/>
          <table:table-cell table:formula="of:=AVERAGE([.C5];[.C13];[.C21])" office:value-type="float" office:value="84.5779623333333" calcext:value-type="float">
            <text:p>84.577962333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4.137009" calcext:value-type="float">
            <text:p>94.137009</text:p>
          </table:table-cell>
          <table:table-cell office:value-type="float" office:value="75.212463" calcext:value-type="float">
            <text:p>75.212463</text:p>
          </table:table-cell>
          <table:table-cell table:number-columns-repeated="2"/>
          <table:table-cell table:formula="of:=AVERAGE([.C6];[.C14];[.C22])" office:value-type="float" office:value="80.2189126666667" calcext:value-type="float">
            <text:p>80.218912666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95.547424" calcext:value-type="float">
            <text:p>95.547424</text:p>
          </table:table-cell>
          <table:table-cell office:value-type="float" office:value="82.546814" calcext:value-type="float">
            <text:p>82.546814</text:p>
          </table:table-cell>
          <table:table-cell table:number-columns-repeated="2"/>
          <table:table-cell table:formula="of:=AVERAGE([.C7];[.C15];[.C23])" office:value-type="float" office:value="87.1832503333333" calcext:value-type="float">
            <text:p>87.183250333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8.372314" calcext:value-type="float">
            <text:p>98.372314</text:p>
          </table:table-cell>
          <table:table-cell office:value-type="float" office:value="100.245865" calcext:value-type="float">
            <text:p>100.24586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1.915253" calcext:value-type="float">
            <text:p>91.915253</text:p>
          </table:table-cell>
          <table:table-cell office:value-type="float" office:value="82.717674" calcext:value-type="float">
            <text:p>82.717674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5.131584" calcext:value-type="float">
            <text:p>95.131584</text:p>
          </table:table-cell>
          <table:table-cell office:value-type="float" office:value="91.955963" calcext:value-type="float">
            <text:p>91.955963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.611984" calcext:value-type="float">
            <text:p>95.611984</text:p>
          </table:table-cell>
          <table:table-cell office:value-type="float" office:value="94.363052" calcext:value-type="float">
            <text:p>94.363052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5.311905" calcext:value-type="float">
            <text:p>95.311905</text:p>
          </table:table-cell>
          <table:table-cell office:value-type="float" office:value="101.486343" calcext:value-type="float">
            <text:p>101.486343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6.652237" calcext:value-type="float">
            <text:p>96.652237</text:p>
          </table:table-cell>
          <table:table-cell office:value-type="float" office:value="83.896622" calcext:value-type="float">
            <text:p>83.896622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91.081871" calcext:value-type="float">
            <text:p>91.081871</text:p>
          </table:table-cell>
          <table:table-cell office:value-type="float" office:value="91.457657" calcext:value-type="float">
            <text:p>91.457657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6.812134" calcext:value-type="float">
            <text:p>96.812134</text:p>
          </table:table-cell>
          <table:table-cell office:value-type="float" office:value="100.158195" calcext:value-type="float">
            <text:p>100.15819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1.091026" calcext:value-type="float">
            <text:p>91.091026</text:p>
          </table:table-cell>
          <table:table-cell office:value-type="float" office:value="82.632561" calcext:value-type="float">
            <text:p>82.632561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5.274315" calcext:value-type="float">
            <text:p>95.274315</text:p>
          </table:table-cell>
          <table:table-cell office:value-type="float" office:value="88.726639" calcext:value-type="float">
            <text:p>88.726639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1.393982" calcext:value-type="float">
            <text:p>91.393982</text:p>
          </table:table-cell>
          <table:table-cell office:value-type="float" office:value="80.63588" calcext:value-type="float">
            <text:p>80.63588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4.63945" calcext:value-type="float">
            <text:p>94.63945</text:p>
          </table:table-cell>
          <table:table-cell office:value-type="float" office:value="72.429688" calcext:value-type="float">
            <text:p>72.429688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1.35318" calcext:value-type="float">
            <text:p>91.35318</text:p>
          </table:table-cell>
          <table:table-cell office:value-type="float" office:value="81.547653" calcext:value-type="float">
            <text:p>81.547653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95.217613" calcext:value-type="float">
            <text:p>95.217613</text:p>
          </table:table-cell>
          <table:table-cell office:value-type="float" office:value="87.54528" calcext:value-type="float">
            <text:p>87.54528</text:p>
          </table:table-cell>
          <table:table-cell table:number-columns-repeated="3"/>
        </table:table-row>
        <table:table-row table:style-name="ro1">
          <table:table-cell/>
          <table:table-cell table:formula="of:=AVERAGE([.B1:.B23])" office:value-type="float" office:value="94.3426883809524" calcext:value-type="float">
            <text:p>94.342688381</text:p>
          </table:table-cell>
          <table:table-cell table:number-columns-repeated="4"/>
        </table:table-row>
      </table:table>
      <table:table table:name="Sheet2" table:style-name="ta1">
        <table:table-column table:style-name="co1" table:number-columns-repeated="2" table:default-cell-style-name="Default"/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.212300333333" calcext:value-type="float">
            <text:p>100.21230033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3.1427103333333" calcext:value-type="float">
            <text:p>83.14271033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0.5953243333333" calcext:value-type="float">
            <text:p>90.59532433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7.83771" calcext:value-type="float">
            <text:p>87.8377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4.5779623333333" calcext:value-type="float">
            <text:p>84.577962333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0.2189126666667" calcext:value-type="float">
            <text:p>80.218912666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7.1832503333333" calcext:value-type="float">
            <text:p>87.183250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 </meta:initial-creator>
    <meta:creation-date>2016-10-18T00:13:16.031712183</meta:creation-date>
    <dc:date>2016-10-18T00:27:49.335443178</dc:date>
    <dc:creator>and </dc:creator>
    <meta:editing-duration>PT14M33S</meta:editing-duration>
    <meta:editing-cycles>1</meta:editing-cycles>
    <meta:document-statistic meta:table-count="2" meta:cell-count="85" meta:object-count="0"/>
    <meta:generator>LibreOffice/5.0.6.2$Linux_X86_64 LibreOffice_project/00m0$Build-2</meta:generator>
  </office:meta>
</office:document-meta>
</file>